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063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1375in"/>
    </style:style>
    <style:style style:name="Table1.C" style:family="table-column">
      <style:table-column-properties style:column-width="0.5528in"/>
    </style:style>
    <style:style style:name="Table1.D" style:family="table-column">
      <style:table-column-properties style:column-width="1.7542in"/>
    </style:style>
    <style:style style:name="Table1.E" style:family="table-column">
      <style:table-column-properties style:column-width="2.5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normal" officeooo:rsid="0056cce1" officeooo:paragraph-rsid="0066186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f9cef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b448f" officeooo:paragraph-rsid="004f2d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f9cef" officeooo:paragraph-rsid="004f2d2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49e3f" officeooo:paragraph-rsid="006618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8a2ff" officeooo:paragraph-rsid="0066186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df554" officeooo:paragraph-rsid="00661862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671308" officeooo:paragraph-rsid="00671308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style="italic" style:text-underline-style="none" fo:font-weight="normal" officeooo:rsid="00671308" officeooo:paragraph-rsid="0067130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DejaVu Sans Condensed1" officeooo:rsid="0056cce1" officeooo:paragraph-rsid="00661862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officeooo:paragraph-rsid="00661862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1" officeooo:paragraph-rsid="00671308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535045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49e3f" officeooo:paragraph-rsid="00661862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4387ab" officeooo:paragraph-rsid="00661862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43785f" officeooo:paragraph-rsid="00661862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88265f" officeooo:paragraph-rsid="00671308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5b448f" officeooo:paragraph-rsid="00661862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4f9cef" officeooo:paragraph-rsid="004f2d2a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4f9cef" officeooo:paragraph-rsid="00535045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535045" officeooo:paragraph-rsid="00535045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bold" officeooo:rsid="0063b922" officeooo:paragraph-rsid="00661862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bold" officeooo:rsid="0043785f" officeooo:paragraph-rsid="00661862" style:font-size-asian="12pt" style:font-weight-asian="bold" style:font-size-complex="12pt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1" officeooo:rsid="0043785f" officeooo:paragraph-rsid="00661862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671308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4f2d2a"/>
    </style:style>
    <style:style style:name="P27" style:family="paragraph" style:parent-style-name="Standard">
      <style:paragraph-properties fo:text-align="start" style:justify-single-word="false"/>
      <style:text-properties officeooo:paragraph-rsid="006a9b39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a9b39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a9b39" style:font-weight-asian="bold" style:font-weight-complex="bold"/>
    </style:style>
    <style:style style:name="T1" style:family="text">
      <style:text-properties style:font-name="DejaVu Sans Condensed1" fo:font-size="12pt" fo:font-weight="normal" officeooo:rsid="004f9cef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4387ab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88265f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671308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bold" officeooo:rsid="005dc9a3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56bb2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5f64a3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4f2d2a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58a2ff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661862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4387a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88265f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689e92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c8ce5"/>
    </style:style>
    <style:style style:name="T17" style:family="text">
      <style:text-properties officeooo:rsid="0051972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5511dd"/>
    </style:style>
    <style:style style:name="T20" style:family="text">
      <style:text-properties officeooo:rsid="0056cce1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4f2d2a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4f9cef" style:font-size-asian="12pt" style:font-weight-asian="bold" style:font-size-complex="12pt" style:font-weight-complex="bold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f9ce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549e3f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511dd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6cce1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4387ab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671308" style:font-size-asian="12pt" style:font-weight-asian="normal" style:font-size-complex="12pt" style:font-weight-complex="normal"/>
    </style:style>
    <style:style style:name="T31" style:family="text">
      <style:text-properties officeooo:rsid="005cdc2d"/>
    </style:style>
    <style:style style:name="T32" style:family="text">
      <style:text-properties style:font-name-complex="DejaVu Sans Condensed"/>
    </style:style>
    <style:style style:name="T33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8">1<text:span text:style-name="T33">xx</text:span> - Controls</text:p>
          </table:table-cell>
          <table:table-cell table:style-name="Table2.B1" office:value-type="string">
            <text:p text:style-name="P29">2xx - Ground</text:p>
          </table:table-cell>
          <table:table-cell table:style-name="Table2.C1" office:value-type="string">
            <text:p text:style-name="P29">3xx - Flight</text:p>
          </table:table-cell>
          <table:table-cell table:style-name="Table2.B1" office:value-type="string">
            <text:p text:style-name="P29">4xx - A2A</text:p>
          </table:table-cell>
          <table:table-cell table:style-name="Table2.B1" office:value-type="string">
            <text:p text:style-name="P29">5xx - A2G</text:p>
          </table:table-cell>
          <table:table-cell table:style-name="Table2.F1" office:value-type="string">
            <text:p text:style-name="P29">6xx - Misc</text:p>
          </table:table-cell>
        </table:table-row>
      </table:table>
      <text:p text:style-name="P27"><text:span text:style-name="T6">3</text:span><text:span text:style-name="T7">0</text:span><text:span text:style-name="T14">4</text:span><text:span text:style-name="T8"> - </text:span><text:span text:style-name="T6">Flight - Radios</text:span><text:span text:style-name="T11">,</text:span><text:span text:style-name="T6"> </text:span><text:span text:style-name="T9">Countermeasures</text:span><text:span text:style-name="T11">,</text:span><text:span text:style-name="T9"> </text:span><text:span text:style-name="T10">Autopilot</text:span><text:span text:style-name="T11">, </text:span><text:span text:style-name="T9">Jettison</text:span></text:p>
      <text:p text:style-name="P2"/>
      <text:p text:style-name="P5">Rad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<text:span text:style-name="T26">C</text:span><text:span text:style-name="T24">OM1</text:span></text:p>
          </table:table-cell>
          <table:table-cell table:style-name="Table1.A1" office:value-type="string">
            <text:p text:style-name="P1">TRT ERA 7000</text:p>
          </table:table-cell>
          <table:table-cell table:style-name="Table1.A1" office:value-type="string">
            <text:p text:style-name="P1">V/UHF</text:p>
          </table:table-cell>
          <table:table-cell table:style-name="Table1.A1" office:value-type="string">
            <text:p text:style-name="P1">118.0 to 149.970 MHz</text:p>
            <text:p text:style-name="P1">225.0 to 400.0 MHz</text:p>
          </table:table-cell>
          <table:table-cell table:style-name="Table1.E1" office:value-type="string">
            <text:p text:style-name="P1">Preset channels or manual tune.</text:p>
          </table:table-cell>
        </table:table-row>
        <table:table-row>
          <table:table-cell table:style-name="Table1.A2" office:value-type="string">
            <text:p text:style-name="P1">COM2</text:p>
          </table:table-cell>
          <table:table-cell table:style-name="Table1.A2" office:value-type="string">
            <text:p text:style-name="P1">TRT ERA 7200</text:p>
          </table:table-cell>
          <table:table-cell table:style-name="Table1.A2" office:value-type="string">
            <text:p text:style-name="P1">UHF</text:p>
          </table:table-cell>
          <table:table-cell table:style-name="Table1.A2" office:value-type="string">
            <text:p text:style-name="P1">225.0 to 400 MHz</text:p>
          </table:table-cell>
          <table:table-cell table:style-name="Table1.E2" office:value-type="string">
            <text:p text:style-name="P10">Preset channels only.</text:p>
          </table:table-cell>
        </table:table-row>
      </table:table>
      <text:list text:style-name="L1">
        <text:list-item>
          <text:p text:style-name="P11"><text:span text:style-name="T26">Radio panel is on left console front, next to left knee. <text:s/>COM</text:span><text:span text:style-name="T27">2</text:span><text:span text:style-name="T26"> is the most forward, COM</text:span><text:span text:style-name="T27">1</text:span><text:span text:style-name="T26"> is just aft </text:span><text:span text:style-name="T27">(with the number keys</text:span><text:span text:style-name="T28"> and digital display</text:span><text:span text:style-name="T27">)</text:span><text:span text:style-name="T26">.</text:span></text:p>
        </text:list-item>
        <text:list-item>
          <text:p text:style-name="P14">Tune COM<text:span text:style-name="T19">1</text:span> to a custom frequency by setting the small knob <text:span text:style-name="T19">on</text:span> the left of the number keys to FF<text:span text:style-name="T20"> (Fixed Frequency)</text:span>, then enter frequency (to set 253.500, enter 25350), then press VLD button.</text:p>
        </text:list-item>
        <text:list-item>
          <text:p text:style-name="P14">Tune COM<text:span text:style-name="T19">2</text:span> by turning the chunky black knob <text:span text:style-name="T19">on the right</text:span> to a preset channel.</text:p>
        </text:list-item>
      </text:list>
      <text:p text:style-name="P2"/>
      <text:p text:style-name="P7">Countermeasures modes</text:p>
      <text:p text:style-name="P8">Chaf<text:span text:style-name="T32">﻿</text:span>f and f<text:span text:style-name="T32">﻿</text:span>lares</text:p>
      <text:list text:style-name="L2">
        <text:list-item>
          <text:p text:style-name="P22">CM Hat forward is PANIC deploy, CM Hat aft is selected program deploy.</text:p>
        </text:list-item>
      </text:list>
      <text:list text:style-name="L3">
        <text:list-item>
          <text:p text:style-name="P15">Standard load is 16 flares and 112 chaff. <text:s/>ECLAIR pod allows 32 flares and 130 chaff, but no drag <text:span text:style-name="T16">chute.</text:span></text:p>
        </text:list-item>
        <text:list-item>
          <text:p text:style-name="P24"><text:span text:style-name="T21">Modes 1, 2, 3</text:span><text:span text:style-name="T24"> -- 6 chaff at 0.5 sec intervals, 1, 2, or 3 cycles respectively spaced 2 seconds.</text:span></text:p>
        </text:list-item>
        <text:list-item>
          <text:p text:style-name="P24"><text:span text:style-name="T21">Mode 4</text:span><text:span text:style-name="T24"> -- 1 flare only</text:span></text:p>
        </text:list-item>
        <text:list-item>
          <text:p text:style-name="P23">Mode 5<text:span text:style-name="T18"> -- 1 chaff and 1 flare only</text:span></text:p>
        </text:list-item>
        <text:list-item>
          <text:p text:style-name="P24"><text:span text:style-name="T21">Mode 6</text:span><text:span text:style-name="T24"> -- 12 chaff at 0.75 sec intervals, 1 cycle</text:span></text:p>
        </text:list-item>
        <text:list-item>
          <text:p text:style-name="P24"><text:span text:style-name="T21">Mode 7</text:span><text:span text:style-name="T24"> -- 20 chaff at 0.25 sec intervals, 1 cycle</text:span></text:p>
        </text:list-item>
        <text:list-item>
          <text:p text:style-name="P24"><text:span text:style-name="T21">Mode 8</text:span><text:span text:style-name="T24"> -- 6 flares at 0.25 sec intervals, 1 cycle</text:span></text:p>
        </text:list-item>
        <text:list-item>
          <text:p text:style-name="P24"><text:span text:style-name="T21">Mode 9</text:span><text:span text:style-name="T24"> -- 20 chaff and 6 flares at 0.25 sec intervals, 1 cycle</text:span></text:p>
        </text:list-item>
        <text:list-item>
          <text:p text:style-name="P24"><text:span text:style-name="T21">Mode 10</text:span><text:span text:style-name="T24"> -- Flare jettison, 32 flares at 0.05 sec intervals, 1 cycle</text:span></text:p>
        </text:list-item>
        <text:list-item>
          <text:p text:style-name="P16"><text:span text:style-name="T15">PANIC</text:span> -- 6 chaff and 3 flares, 0.5 sec intervals, 1 cycle</text:p>
        </text:list-item>
      </text:list>
      <text:p text:style-name="P9">Sabre ECM jammer system</text:p>
      <text:list text:style-name="L4">
        <text:list-item>
          <text:p text:style-name="P12"><text:span text:style-name="T30">ECM system has 3 modes (change with </text:span><text:span text:style-name="T29">EW Mode Selector knob</text:span><text:span text:style-name="T30">):</text:span></text:p>
          <text:list>
            <text:list-item>
              <text:p text:style-name="P25"><text:span text:style-name="T12">STBY</text:span><text:span text:style-name="T2"> </text:span><text:span text:style-name="T3">--</text:span><text:span text:style-name="T2"> </text:span><text:span text:style-name="T3">ECM is in standby, passive receive mode</text:span></text:p>
            </text:list-item>
            <text:list-item>
              <text:p text:style-name="P25"><text:span text:style-name="T12">Square</text:span><text:span text:style-name="T2"> </text:span><text:span text:style-name="T3">--</text:span><text:span text:style-name="T2"> </text:span><text:span text:style-name="T4">Automatic r</text:span><text:span text:style-name="T3">adar-priority</text:span><text:span text:style-name="T2"> jamming</text:span><text:span text:style-name="T4">. </text:span><text:span text:style-name="T3"><text:s/></text:span><text:span text:style-name="T4">J</text:span><text:span text:style-name="T3">amming is activated automatically, but at lower power that still allows radar operation. <text:s/>PCM jamming (full power, turns off the radar) can be activated manually with </text:span><text:span text:style-name="T13">Top Hat press</text:span><text:span text:style-name="T3">.</text:span></text:p>
            </text:list-item>
            <text:list-item>
              <text:p text:style-name="P25"><text:span text:style-name="T12">PCM</text:span><text:span text:style-name="T2"> </text:span><text:span text:style-name="T3">-- </text:span><text:span text:style-name="T4">Automatic jammer</text:span><text:span text:style-name="T3">-priority jamming</text:span><text:span text:style-name="T4">. </text:span><text:span text:style-name="T3"><text:s/>PCM jamming is activated automatically</text:span><text:span text:style-name="T4">, radar will turn off while jamming.</text:span></text:p>
            </text:list-item>
          </text:list>
        </text:list-item>
        <text:list-item>
          <text:p text:style-name="P25"><text:span text:style-name="T3">When </text:span><text:span text:style-name="T4">ECM system is </text:span><text:span text:style-name="T3">jamming in radar-priority mode, ECM light on RWR is lit. <text:s/>When jamming in </text:span><text:span text:style-name="T4">jammer</text:span><text:span text:style-name="T3">-priority mode, "PCM" shows steady in the center of the RWR, radar turns off.</text:span></text:p>
        </text:list-item>
        <text:list-item>
          <text:p text:style-name="P17">When countermeasures system thinks you should be jamming in PCM mode, "PCM" will flash in center of RWR (and on HUD and radar screen??)</text:p>
        </text:list-item>
        <text:list-item>
          <text:p text:style-name="P17">According to the manual, DCS doesn't support targeted jamming or different jamming power levels, therefore jamming effectiveness is "similar" in both PCM and Square modes.</text:p>
        </text:list-item>
      </text:list>
      <text:p text:style-name="P2"/>
      <text:p text:style-name="P6">Autopilot -- <text:span text:style-name="T31">WIP</text:span></text:p>
      <text:list text:style-name="L5">
        <text:list-item>
          <text:p text:style-name="P18">Autopilot panel is on the left eyebrow, just under the dashboard sunshield.</text:p>
        </text:list-item>
        <text:list-item>
          <text:p text:style-name="P18">Engage by pressing the PA button twice (leftmost button). <text:s/>First time arms the autopilot system, second time engages it.</text:p>
        </text:list-item>
        <text:list-item>
          <text:p text:style-name="P18">ALT button is level hold. <text:s/>Use trim hat to direct autopilot altitude and bearing when engaged.</text:p>
        </text:list-item>
        <text:list-item>
          <text:p text:style-name="P18">ALT AFF button is selected altitude hold. <text:s/>Set altitude on drums under autopilot panel.</text:p>
        </text:list-item>
      </text:list>
      <text:p text:style-name="P2"/>
      <text:p text:style-name="P4">Selective Jettison</text:p>
      <text:list text:style-name="L6">
        <text:list-item>
          <text:p text:style-name="P19"><text:span text:style-name="T15">Master Arm</text:span> ... <text:span text:style-name="T15">ON</text:span> (<text:span text:style-name="T15">B2 press to toggle</text:span>)</text:p>
        </text:list-item>
        <text:list-item>
          <text:p text:style-name="P19"><text:span text:style-name="T15">Selective Jettison Cover and Switch</text:span> ... <text:span text:style-name="T15">Open and ON</text:span> (left) (left of PCA panel above left knee)</text:p>
        </text:list-item>
        <text:list-item>
          <text:p text:style-name="P19">Select stores on <text:span text:style-name="T15">PCA</text:span>. <text:s/>RP = Fuel Tanks</text:p>
        </text:list-item>
        <text:list-item>
          <text:p text:style-name="P26"><text:span text:style-name="T1">Press </text:span><text:span text:style-name="T5">Red Button</text:span><text:span text:style-name="T1"> to jettison.</text:span></text:p>
        </text:list-item>
        <text:list-item>
          <text:p text:style-name="P13"><text:span text:style-name="T23">Selective Jettison Cover and Switch</text:span><text:span text:style-name="T25"> ... </text:span><text:span text:style-name="T22">OFF and Closed</text:span><text:span text:style-name="T25"> (left of PCA panel above left knee)</text:span></text:p>
        </text:list-item>
        <text:list-item>
          <text:p text:style-name="P20"><text:span text:style-name="T15">Emergency Jettison Button</text:span> to left of left knee will jettison all but outboard Magic missiles. <text:s/><text:span text:style-name="T17">Master Arm must be ON for Emergency Jettison.</text:span></text:p>
        </text:list-item>
        <text:list-item>
          <text:p text:style-name="P21">Full internal fuel is <text:span text:style-name="T15">3160 kg</text:span>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4:15.731000000</dc:date>
    <meta:editing-duration>PT11H6M47S</meta:editing-duration>
    <meta:editing-cycles>73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56" meta:word-count="613" meta:character-count="3245" meta:non-whitespace-character-count="2709"/>
  </office:meta>
</office:document-meta>
</file>